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top="1cm" fo:margin-bottom="0cm"/>
    </style:style>
    <style:style style:name="T1" style:family="text">
      <style:text-properties fo:font-size="60pt" style:font-size-asian="40pt" style:font-size-complex="40pt"/>
    </style:style>
    <style:style style:name="T2" style:family="text">
      <style:text-properties fo:font-size="60pt" style:font-size-asian="44pt" style:font-size-complex="44pt"/>
    </style:style>
    <style:style style:name="T3" style:family="text">
      <style:text-properties fo:font-size="36pt" style:font-size-asian="32pt" style:font-size-complex="32pt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5" style:family="text">
      <style:text-properties fo:font-size="48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2cm" presentation:class="title" presentation:user-transformed="true">
          <draw:text-box>
            <text:p><text:span text:style-name="T1">Chi? Che cosa?</text:span>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2">- Mirco Santosuosso</text:span></text:p>
            <text:p/>
            <text:p><text:span text:style-name="T2">- Progetto di stage 2018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getto</text:p>
          </draw:text-box>
        </draw:frame>
        <draw:frame presentation:style-name="pr4" draw:text-style-name="P2" draw:layer="layout" svg:width="25.2cm" svg:height="12.179cm" svg:x="1cm" svg:y="7.021cm" presentation:class="outline" presentation:user-transformed="true">
          <draw:text-box>
            <text:list text:style-name="L2">
              <text:list-header>
                <text:p text:style-name="P2"><text:span text:style-name="T3">Progetto diviso in 3 fasi:</text:span></text:p>
                <text:list>
                  <text:list-item>
                    <text:p text:style-name="P2"><text:span text:style-name="T3">Costruzione di una pagina web</text:span></text:p>
                  </text:list-item>
                  <text:list-item>
                    <text:p text:style-name="P2"><text:span text:style-name="T3">Utilizzo di NodeJs a lato server</text:span></text:p>
                  </text:list-item>
                  <text:list-item>
                    <text:p text:style-name="P2"><text:span text:style-name="T3">Interfacciarsi con Jira per prendere e modificare i dati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s’è NodeJs?</text:p>
          </draw:text-box>
        </draw:frame>
        <draw:frame presentation:style-name="Inspiration-outline1" draw:layer="layout" svg:width="23cm" svg:height="12.179cm" svg:x="1.4cm" svg:y="6.821cm" presentation:class="outline" presentation:user-transformed="true">
          <draw:text-box>
            <text:list text:style-name="L2">
              <text:list-header>
                <text:p><text:span text:style-name="T3">NodeJs è una tecnologia lato server:</text:span></text:p>
                <text:list>
                  <text:list-item>
                    <text:p><text:span text:style-name="T4">Basato su </text:span><text:span text:style-name="T3">JavaScript</text:span></text:p>
                  </text:list-item>
                  <text:list-item>
                    <text:p><text:span text:style-name="T3">Asincrono</text:span></text:p>
                  </text:list-item>
                  <text:list-item>
                    <text:p><text:span text:style-name="T3">Basato sugli eventi</text:span></text:p>
                  </text:list-item>
                </text:list>
                <text:p/>
                <text:p><text:span text:style-name="T3">Il che lo rende particolarmente adatto per le applicazioni web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s’è Jira?</text:p>
          </draw:text-box>
        </draw:frame>
        <draw:frame presentation:style-name="pr4" draw:layer="layout" svg:width="25.2cm" svg:height="12.179cm" svg:x="1.4cm" svg:y="8.221cm" presentation:class="outline" presentation:user-transformed="true">
          <draw:text-box>
            <text:list text:style-name="L2">
              <text:list-header>
                <text:p><text:span text:style-name="T3">Jira è un prodotto sviluppato da Atlassian che gestisce:</text:span></text:p>
                <text:list>
                  <text:list-item>
                    <text:p><text:span text:style-name="T3">Lo sviluppo e gestione di progetti</text:span></text:p>
                  </text:list-item>
                  <text:list-item>
                    <text:p><text:span text:style-name="T3">Le issues (problemi / cose da fare)</text:span></text:p>
                  </text:list-item>
                  <text:list-item>
                    <text:p><text:span text:style-name="T3">E tanto altro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Come ci si interfaccia con Jira?</text:p>
          </draw:text-box>
        </draw:frame>
        <draw:frame presentation:style-name="pr4" draw:layer="layout" svg:width="23.246cm" svg:height="12.179cm" svg:x="1.2cm" svg:y="8.6cm" presentation:class="outline" presentation:user-transformed="true">
          <draw:text-box>
            <text:list text:style-name="L2">
              <text:list-header>
                <text:p><text:span text:style-name="T5">Tramite delle </text:span><text:span text:style-name="T5">chiamate (Rest) al </text:span><text:span text:style-name="T5">server di Jira è </text:span><text:span text:style-name="T5">possibile vedere e </text:span><text:span text:style-name="T5">modificare tutti i </text:span><text:span text:style-name="T5">campi delle issues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2:43:51.034749148</meta:creation-date>
    <meta:editing-duration>PT20M46S</meta:editing-duration>
    <meta:editing-cycles>7</meta:editing-cycles>
    <meta:generator>LibreOffice/6.0.3.2$Linux_X86_64 LibreOffice_project/00m0$Build-2</meta:generator>
    <dc:title>Inspiration</dc:title>
    <dc:date>2018-06-14T13:16:32.031806705</dc:date>
    <meta:document-statistic meta:object-count="42"/>
    <meta:template xlink:type="simple" xlink:actuate="onRequest" xlink:title="Inspiration" xlink:href="../../../../../usr/lib/libreoffice/share/template/common/presnt/Inspiration.otp" meta:date="2018-06-14T12:43:48.445747415"/>
  </office:meta>
</office:document-meta>
</file>